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334.4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mu_back_us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, C4, 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eric 0805 capacitor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2, C3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eric 0805 capacito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eric 0805 capacit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Ferrite_Bead_Small</text:p>
          </table:table-cell>
          <table:table-cell office:value-type="string" calcext:value-type="string">
            <text:p>Inductor_SMD:L_0805_2012Metric_Pad1.05x1.20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blm31af700sn1l/koraliky-s-feritom/murata/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1, H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2mm_M3_ISO7380_Pad</text:p>
          </table:table-cell>
          <table:table-cell table:number-columns-repeated="2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Connector_USB:USB_B_TE_5787834_Vertical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eu.mouser.com/ProductDetail/Wurth-Elektronik/61400413321?qs=rS3zZhy2AQPX0EcryzeSDw%3D%3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, J3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Molex:Molex_KK-254_AE-6410-05A_1x05_P2.54mm_Vertical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tme.eu/sk/details/ns25-w5p/signalove-konektory-raster-2-54mm/ninigi/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eric 0805 resist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6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eric 0805 resist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eric 0805 resist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, R7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Generic 0805 resist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FT230XS</text:p>
          </table:table-cell>
          <table:table-cell office:value-type="string" calcext:value-type="string">
            <text:p>Package_SO:SSOP-16_3.9x4.9mm_P0.635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tme.eu/sk/details/ft230xs-r/integrovane-obvody-interface-usb/ftdi/</text:p>
          </table:table-cell>
          <table:table-cell/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 style:data-style-name="N2" text:time-value="01:47:25.550329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14T01:47:33.097709048</dc:date>
    <meta:editing-duration>PT5M30S</meta:editing-duration>
    <meta:editing-cycles>5</meta:editing-cycles>
    <meta:generator>LibreOffice/6.0.7.3$Linux_X86_64 LibreOffice_project/00m0$Build-3</meta:generator>
    <meta:document-statistic meta:table-count="1" meta:cell-count="92" meta:object-count="0"/>
  </office:meta>
</office:document-meta>
</file>